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402B221C64B35D0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style:text-properties fo:font-size="36pt" style:font-size-asian="36pt" style:font-size-complex="36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<text:span text:style-name="T1">Sicurezza in re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3" draw:layer="layout" svg:width="25.199cm" svg:height="1.771cm" svg:x="1.4cm" svg:y="0.837cm" presentation:class="title" presentation:user-transformed="true">
          <draw:text-box>
            <text:p><text:span text:style-name="T2">Proprietà della sicurezza di rete (CIA triad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iservatezza</text:p>
              </text:list-item>
              <text:list-item>
                <text:p>Integrità</text:p>
              </text:list-item>
              <text:list-item>
                <text:p>Disponibilità</text:p>
              </text:list-item>
              <text:list-item>
                <text:p>Autenticità</text:p>
              </text:list-item>
              <text:list-item>
                <text:p>Non ripudio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equisito di riservatezza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Ha lo scopo di impedire l’utilizzo illegittimo di informazioni. Nessun utente deve poter ottenere o dedurre dal sistema informazioni che non è autorizzato a conosce. </text:p>
                <text:p>Se avviene una comunicazione all’interno di una rete o verso l’esterno fra due utenti o processi, nessuno al di fuori del mittente e del destinatario deve comprendere il contenuto del messaggio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Requisito di integrità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La rete deve impedire l’alterazione diretta o indiretta delle informazioni contenute in un messaggio, sia da parte di utenti o processi non autorizzati che a seguito di eventi accidentali.</text:p>
                <text:p>Se avviene un alterazione durante la trasmissione del messaggio è necessario fornire strumenti per poter verificare e correggere l’alterazione facilment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equisito di disponibilità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Bisogna garantire la funzionalità dei servizi di rete. Ovvero bisogna rendere disponibili i servizi e le informazioni presenti nella rete a ciascun utente autorizzato nei tempi e nei modi previsti.</text:p>
                <text:p>Nei sistemi informatici, il requisito di disponibilità include prestazioni e rebustezza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equisito di autenticazion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Bisogna garantire la possibilità di identificare in modo certo e univoco mittente e destinatario di una comunicazione, sia singolarmente che in maniera mutua.</text:p>
                <text:p>Inoltre ciascun utente deve poter verificare l’autenticità delle informazioni e se sono state manipolat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equisito di non ripudio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Nessun utente deve poter ripudiare o negare massaggi o informazioni da lui spediti o firmati.</text:p>
                <text:p>Bisogna garantire una prova formale per dimostrare che una certa persona ha sottoscritto un documento o inviato delle determinate informazioni.</text:p>
                <text:p>Questo requisito è molto dipendete dai requisiti di integrità e autenticità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ttacchi alla sicurezza di rete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16:09:15.368000000</meta:creation-date>
    <meta:editing-duration>PT8H14M18S</meta:editing-duration>
    <meta:editing-cycles>4</meta:editing-cycles>
    <meta:generator>LibreOffice/6.0.1.1$Windows_X86_64 LibreOffice_project/60bfb1526849283ce2491346ed2aa51c465abfe6</meta:generator>
    <dc:title>Blue Curve</dc:title>
    <dc:date>2018-03-07T00:50:12.480000000</dc:date>
    <meta:document-statistic meta:object-count="66"/>
  </office:meta>
</office:document-meta>
</file>